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090000011BBEAEC46EA7034A4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OpenSymbol" svg:font-family="OpenSymbol"/>
    <style:font-face style:name="OpenSymbol1" svg:font-family="OpenSymbol, 'Arial Unicode MS'"/>
    <style:font-face style:name="Tahoma1" svg:font-family="Tahoma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616cm" style:rel-column-width="29364*"/>
    </style:style>
    <style:style style:name="Tableau3.B" style:family="table-column">
      <style:table-column-properties style:column-width="0.799cm" style:rel-column-width="3082*"/>
    </style:style>
    <style:style style:name="Tableau3.C" style:family="table-column">
      <style:table-column-properties style:column-width="8.583cm" style:rel-column-width="33089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46cm" style:rel-column-width="19456*"/>
    </style:style>
    <style:style style:name="Tableau4.B" style:family="table-column">
      <style:table-column-properties style:column-width="7.153cm" style:rel-column-width="27575*"/>
    </style:style>
    <style:style style:name="Tableau4.C" style:family="table-column">
      <style:table-column-properties style:column-width="4.8cm" style:rel-column-width="1850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046cm" style:rel-column-width="19456*"/>
    </style:style>
    <style:style style:name="Tableau1.B" style:family="table-column">
      <style:table-column-properties style:column-width="7.154cm" style:rel-column-width="27576*"/>
    </style:style>
    <style:style style:name="Tableau1.C" style:family="table-column">
      <style:table-column-properties style:column-width="4.8cm" style:rel-column-width="1850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orizontal_20_Line">
      <style:text-properties fo:font-size="2pt" style:font-size-asian="1.75pt" style:font-size-complex="2pt"/>
    </style:style>
    <style:style style:name="P4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Standard">
      <style:text-properties fo:font-size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019b3f3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19b3f3" style:font-weight-asian="bold" style:font-weight-complex="bold"/>
    </style:style>
    <style:style style:name="P10" style:family="paragraph" style:parent-style-name="Table_20_Contents">
      <style:paragraph-properties fo:line-height="100%" style:vertical-align="middle"/>
    </style:style>
    <style:style style:name="P11" style:family="paragraph" style:parent-style-name="Table_20_Contents">
      <style:paragraph-properties fo:line-height="100%" style:vertical-align="middle"/>
      <style:text-properties officeooo:rsid="001d1f5c" officeooo:paragraph-rsid="001d1f5c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19b3f3" style:font-name-asian="Liberation Sans" style:font-size-asian="10pt" style:font-style-asian="normal" style:font-weight-asian="bold" style:font-name-complex="Liberation Sans" style:font-size-complex="10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officeooo:rsid="001f8bd2" officeooo:paragraph-rsid="001f8bd2"/>
    </style:style>
    <style:style style:name="P15" style:family="paragraph" style:parent-style-name="Heading_20_1" style:master-page-name="First_20_Page">
      <style:paragraph-properties fo:text-align="center" style:justify-single-word="false" style:page-number="auto"/>
    </style:style>
    <style:style style:name="P16" style:family="paragraph" style:parent-style-name="Table_20_Contents">
      <style:paragraph-properties fo:line-height="100%" style:vertical-align="middle"/>
      <style:text-properties officeooo:rsid="001d1f5c" officeooo:paragraph-rsid="001d1f5c"/>
    </style:style>
    <style:style style:name="T1" style:family="text">
      <style:text-properties fo:color="#666666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404040" style:font-name="Lucida Grande" fo:font-size="9.75pt" fo:letter-spacing="normal" fo:font-style="normal" fo:font-weight="normal"/>
    </style:style>
    <style:style style:name="T4" style:family="text">
      <style:text-properties style:font-size-asian="10pt" style:font-size-complex="10pt"/>
    </style:style>
    <style:style style:name="T5" style:family="text">
      <style:text-properties officeooo:rsid="001b3582"/>
    </style:style>
    <style:style style:name="T6" style:family="text">
      <style:text-properties officeooo:rsid="001c601a"/>
    </style:style>
    <style:style style:name="T7" style:family="text">
      <style:text-properties officeooo:rsid="001d1ebd"/>
    </style:style>
    <style:style style:name="T8" style:family="text">
      <style:text-properties officeooo:rsid="001f8bd2"/>
    </style:style>
    <style:style style:name="T9" style:family="text">
      <style:text-properties officeooo:rsid="002075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 text:is-list-header="true"><text:bookmark-start text:name="__RefHeading__276_150567044"/>Attestation de présence Stagiaire<text:bookmark-end text:name="__RefHeading__276_150567044"/></text:h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Akretion France</text:p>
            <text:p text:style-name="P5"><text:span text:style-name="T4">Numéro SIREN : </text:span><text:span text:style-name="T3">792 377 731</text:span></text:p>
            <text:p text:style-name="P6">35 B Rue Mongolfier</text:p>
            <text:p text:style-name="P6">69100 Villeurbanne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6"><text:span text:style-name="T2">Formation :</text:span> ERP <text:span text:style-name="T6">Odoo</text:span> <text:span text:style-name="T6">8,0</text:span></text:p>
            <text:p text:style-name="P6"><text:span text:style-name="T2">Dates :</text:span> <text:span text:style-name="T6">7 jours en Décembre</text:span> 201<text:span text:style-name="T6">5</text:span></text:p>
            <text:p text:style-name="P6"><text:span text:style-name="T2">Lieu :</text:span> </text:p>
          </table:table-cell>
        </table:table-row>
      </table:table>
      <text:p text:style-name="Standard"/>
      <text:p text:style-name="P14">DATE : </text:p>
      <text:p text:style-name="Standard"/>
      <text:p text:style-name="Standard"><text:span text:style-name="T8">Le matin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>Nom</text:p>
          </table:table-cell>
          <table:table-cell table:style-name="Tableau4.A1" office:value-type="string">
            <text:p text:style-name="P8">Société</text:p>
          </table:table-cell>
          <table:table-cell table:style-name="Tableau4.C1" office:value-type="string">
            <text:p text:style-name="P8">Signature</text:p>
          </table:table-cell>
        </table:table-row>
        <table:table-row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Table_20_Contents"/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</table:table>
      <text:p text:style-name="Standard"/>
      <text:p text:style-name="P7"/>
      <text:p text:style-name="P7"><text:span text:style-name="T8">L’après-midi</text:span>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Nom</text:p>
          </table:table-cell>
          <table:table-cell table:style-name="Tableau1.A1" office:value-type="string">
            <text:p text:style-name="P9">Société</text:p>
          </table:table-cell>
          <table:table-cell table:style-name="Tableau1.C1" office:value-type="string">
            <text:p text:style-name="P9">Signature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OpenSymbol" svg:font-family="OpenSymbol"/>
    <style:font-face style:name="OpenSymbol1" svg:font-family="OpenSymbol, 'Arial Unicode MS'"/>
    <style:font-face style:name="Tahoma1" svg:font-family="Tahoma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ligne_20_16" draw:display-name="Extrémités de ligne 16" svg:viewBox="0 0 20 30" svg:d="M10 0l-10 30h20z"/>
    <draw:marker draw:name="Extrémités_20_de_20_ligne_20_17" draw:display-name="Extrémités de ligne 17" svg:viewBox="0 0 20 30" svg:d="M10 0l-10 30h20z"/>
    <draw:marker draw:name="Extrémités_20_de_20_ligne_20_18" draw:display-name="Extrémités de ligne 18" svg:viewBox="0 0 20 30" svg:d="M10 0l-10 30h20z"/>
    <draw:marker draw:name="Extrémités_20_de_20_ligne_20_19" draw:display-name="Extrémités de ligne 19" svg:viewBox="0 0 20 30" svg:d="M10 0l-10 30h20z"/>
    <draw:marker draw:name="Extrémités_20_de_20_ligne_20_20" draw:display-name="Extrémités de ligne 20" svg:viewBox="0 0 20 30" svg:d="M10 0l-10 30h20z"/>
    <draw:marker draw:name="Extrémités_20_de_20_ligne_20_21" draw:display-name="Extrémités de ligne 21" svg:viewBox="0 0 20 30" svg:d="M10 0l-10 30h20z"/>
    <draw:marker draw:name="Extrémités_20_de_20_ligne_20_22" draw:display-name="Extrémités de ligne 22" svg:viewBox="0 0 1131 902" svg:d="M564 0l-564 902h1131z"/>
    <draw:marker draw:name="Extrémités_20_de_20_ligne_20_23" draw:display-name="Extrémités de ligne 23" svg:viewBox="0 0 1131 902" svg:d="M564 0l-564 902h1131z"/>
    <draw:marker draw:name="Extrémités_20_de_20_ligne_20_24" draw:display-name="Extrémités de ligne 24" svg:viewBox="0 0 1131 902" svg:d="M564 0l-564 902h1131z"/>
    <draw:marker draw:name="Extrémités_20_de_20_ligne_20_25" draw:display-name="Extrémités de ligne 25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="none" style:shadow="none">
        <style:tab-stops/>
      </style:paragraph-properties>
      <style:text-properties fo:color="#666666" fo:font-size="22pt" fo:font-weight="bold" style:font-size-asian="115%" style:font-weight-asian="bold" style:font-size-complex="115%" style:font-weight-complex="bold" style:font-relief="engrave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 draw:opacity="100%"/>
      <style:paragraph-properties fo:background-color="#cccccc" style:shadow="#808080 0.18cm 0.18cm"/>
      <style:text-properties fo:color="#333333" fo:font-size="16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333333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color="#333333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333333" fo:font-size="12pt" fo:font-style="italic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color="#3333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Header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fo:padding="0cm" fo:border-left="none" fo:border-right="none" fo:border-top="none" fo:border-bottom="0.99pt solid #808080" style:shadow="none" text:number-lines="false" text:line-number="0" style:join-border="false"/>
      <style:text-properties fo:color="#c0c0c0" fo:font-size="6pt" style:font-size-asian="6pt" style:font-size-complex="6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Verdana1" fo:font-family="Verdana" style:font-family-generic="swiss" fo:font-size="14pt" style:font-name-complex="Verdana1" style:font-family-complex="Verdana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size="24pt" fo:font-weight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3" style:display-name="heading 3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weight="bold" style:font-name-complex="Liberation Serif" style:font-family-complex="'Liberation Serif', 'Times New Roman'" style:font-family-generic-complex="roman" style:font-pitch-complex="variable" style:font-weight-complex="bold"/>
    </style:style>
    <style:style style:name="heading_20_5" style:display-name="heading 5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size="10pt" fo:font-weight="bold" style:font-name-complex="Liberation Serif" style:font-family-complex="'Liberation Serif', 'Times New Roman'" style:font-family-generic-complex="roman" style:font-pitch-complex="variable" style:font-size-complex="10pt" style:font-weight-complex="bold"/>
    </style:style>
    <style:style style:name="heading_20_4" style:display-name="heading 4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size="12pt" fo:font-weight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10" style:display-name="RTF_Num 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2" style:display-name="RTF_Num 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3" style:display-name="RTF_Num 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4" style:display-name="RTF_Num 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5" style:display-name="RTF_Num 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6" style:display-name="RTF_Num 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7" style:display-name="RTF_Num 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8" style:display-name="RTF_Num 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9" style:display-name="RTF_Num 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0" style:display-name="RTF_Num 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1" style:display-name="RTF_Num 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2" style:display-name="RTF_Num 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3" style:display-name="RTF_Num 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4" style:display-name="RTF_Num 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5" style:display-name="RTF_Num 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6" style:display-name="RTF_Num 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7" style:display-name="RTF_Num 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8" style:display-name="RTF_Num 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9" style:display-name="RTF_Num 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10" style:display-name="RTF_Num 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1" style:display-name="RTF_Num 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2" style:display-name="RTF_Num 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3" style:display-name="RTF_Num 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4" style:display-name="RTF_Num 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5" style:display-name="RTF_Num 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6" style:display-name="RTF_Num 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7" style:display-name="RTF_Num 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8" style:display-name="RTF_Num 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9" style:display-name="RTF_Num 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10" style:display-name="RTF_Num 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1" style:display-name="RTF_Num 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2" style:display-name="RTF_Num 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3" style:display-name="RTF_Num 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4" style:display-name="RTF_Num 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5" style:display-name="RTF_Num 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6" style:display-name="RTF_Num 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7" style:display-name="RTF_Num 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8" style:display-name="RTF_Num 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9" style:display-name="RTF_Num 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10" style:display-name="RTF_Num 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1" style:display-name="RTF_Num 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2" style:display-name="RTF_Num 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3" style:display-name="RTF_Num 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4" style:display-name="RTF_Num 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5" style:display-name="RTF_Num 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6" style:display-name="RTF_Num 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7" style:display-name="RTF_Num 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8" style:display-name="RTF_Num 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9" style:display-name="RTF_Num 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10" style:display-name="RTF_Num 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1" style:display-name="RTF_Num 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2" style:display-name="RTF_Num 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3" style:display-name="RTF_Num 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4" style:display-name="RTF_Num 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5" style:display-name="RTF_Num 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6" style:display-name="RTF_Num 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7" style:display-name="RTF_Num 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8" style:display-name="RTF_Num 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9" style:display-name="RTF_Num 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10" style:display-name="RTF_Num 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1" style:display-name="RTF_Num 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2" style:display-name="RTF_Num 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3" style:display-name="RTF_Num 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4" style:display-name="RTF_Num 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5" style:display-name="RTF_Num 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6" style:display-name="RTF_Num 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7" style:display-name="RTF_Num 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8" style:display-name="RTF_Num 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9" style:display-name="RTF_Num 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10" style:display-name="RTF_Num 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1" style:display-name="RTF_Num 1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2" style:display-name="RTF_Num 1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3" style:display-name="RTF_Num 1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4" style:display-name="RTF_Num 1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5" style:display-name="RTF_Num 1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6" style:display-name="RTF_Num 1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7" style:display-name="RTF_Num 1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8" style:display-name="RTF_Num 1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9" style:display-name="RTF_Num 1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10" style:display-name="RTF_Num 1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1" style:display-name="RTF_Num 1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2" style:display-name="RTF_Num 1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3" style:display-name="RTF_Num 1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4" style:display-name="RTF_Num 1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5" style:display-name="RTF_Num 1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6" style:display-name="RTF_Num 1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7" style:display-name="RTF_Num 1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8" style:display-name="RTF_Num 1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9" style:display-name="RTF_Num 1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10" style:display-name="RTF_Num 1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1" style:display-name="RTF_Num 1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2" style:display-name="RTF_Num 1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3" style:display-name="RTF_Num 1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4" style:display-name="RTF_Num 1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5" style:display-name="RTF_Num 1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6" style:display-name="RTF_Num 1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7" style:display-name="RTF_Num 1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8" style:display-name="RTF_Num 1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9" style:display-name="RTF_Num 1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10" style:display-name="RTF_Num 1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1" style:display-name="RTF_Num 1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2" style:display-name="RTF_Num 1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3" style:display-name="RTF_Num 1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4" style:display-name="RTF_Num 1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5" style:display-name="RTF_Num 1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6" style:display-name="RTF_Num 1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7" style:display-name="RTF_Num 1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8" style:display-name="RTF_Num 1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9" style:display-name="RTF_Num 1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10" style:display-name="RTF_Num 1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1" style:display-name="RTF_Num 1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2" style:display-name="RTF_Num 1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3" style:display-name="RTF_Num 1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4" style:display-name="RTF_Num 1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5" style:display-name="RTF_Num 1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6" style:display-name="RTF_Num 1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7" style:display-name="RTF_Num 1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8" style:display-name="RTF_Num 1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9" style:display-name="RTF_Num 1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10" style:display-name="RTF_Num 1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1" style:display-name="RTF_Num 1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2" style:display-name="RTF_Num 1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3" style:display-name="RTF_Num 1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4" style:display-name="RTF_Num 1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5" style:display-name="RTF_Num 1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6" style:display-name="RTF_Num 1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7" style:display-name="RTF_Num 1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8" style:display-name="RTF_Num 1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9" style:display-name="RTF_Num 1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10" style:display-name="RTF_Num 1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1" style:display-name="RTF_Num 1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2" style:display-name="RTF_Num 1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3" style:display-name="RTF_Num 1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4" style:display-name="RTF_Num 1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5" style:display-name="RTF_Num 1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6" style:display-name="RTF_Num 1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7" style:display-name="RTF_Num 1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8" style:display-name="RTF_Num 1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9" style:display-name="RTF_Num 1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10" style:display-name="RTF_Num 1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1" style:display-name="RTF_Num 1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2" style:display-name="RTF_Num 1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3" style:display-name="RTF_Num 1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4" style:display-name="RTF_Num 1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5" style:display-name="RTF_Num 1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6" style:display-name="RTF_Num 1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7" style:display-name="RTF_Num 1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8" style:display-name="RTF_Num 1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9" style:display-name="RTF_Num 1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10" style:display-name="RTF_Num 1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1" style:display-name="RTF_Num 1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2" style:display-name="RTF_Num 1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3" style:display-name="RTF_Num 1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4" style:display-name="RTF_Num 1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5" style:display-name="RTF_Num 1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6" style:display-name="RTF_Num 1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7" style:display-name="RTF_Num 1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8" style:display-name="RTF_Num 1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9" style:display-name="RTF_Num 1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10" style:display-name="RTF_Num 1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1" style:display-name="RTF_Num 1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2" style:display-name="RTF_Num 1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3" style:display-name="RTF_Num 1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4" style:display-name="RTF_Num 1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5" style:display-name="RTF_Num 1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6" style:display-name="RTF_Num 1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7" style:display-name="RTF_Num 1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8" style:display-name="RTF_Num 1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9" style:display-name="RTF_Num 1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10" style:display-name="RTF_Num 1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1" style:display-name="RTF_Num 2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2" style:display-name="RTF_Num 2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3" style:display-name="RTF_Num 2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4" style:display-name="RTF_Num 2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5" style:display-name="RTF_Num 2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6" style:display-name="RTF_Num 2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7" style:display-name="RTF_Num 2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8" style:display-name="RTF_Num 2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9" style:display-name="RTF_Num 2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10" style:display-name="RTF_Num 2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1" style:display-name="RTF_Num 2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2" style:display-name="RTF_Num 2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3" style:display-name="RTF_Num 2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4" style:display-name="RTF_Num 2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5" style:display-name="RTF_Num 2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6" style:display-name="RTF_Num 2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7" style:display-name="RTF_Num 2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8" style:display-name="RTF_Num 2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9" style:display-name="RTF_Num 2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10" style:display-name="RTF_Num 2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1" style:display-name="RTF_Num 2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2" style:display-name="RTF_Num 2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3" style:display-name="RTF_Num 2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4" style:display-name="RTF_Num 2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5" style:display-name="RTF_Num 2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6" style:display-name="RTF_Num 2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7" style:display-name="RTF_Num 2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8" style:display-name="RTF_Num 2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9" style:display-name="RTF_Num 2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10" style:display-name="RTF_Num 2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1" style:display-name="RTF_Num 2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2" style:display-name="RTF_Num 2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3" style:display-name="RTF_Num 2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4" style:display-name="RTF_Num 2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5" style:display-name="RTF_Num 2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6" style:display-name="RTF_Num 2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7" style:display-name="RTF_Num 2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8" style:display-name="RTF_Num 2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9" style:display-name="RTF_Num 2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10" style:display-name="RTF_Num 2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1" style:display-name="RTF_Num 2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2" style:display-name="RTF_Num 2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3" style:display-name="RTF_Num 2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4" style:display-name="RTF_Num 2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5" style:display-name="RTF_Num 2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6" style:display-name="RTF_Num 2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7" style:display-name="RTF_Num 2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8" style:display-name="RTF_Num 2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9" style:display-name="RTF_Num 2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10" style:display-name="RTF_Num 2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1" style:display-name="RTF_Num 2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2" style:display-name="RTF_Num 2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3" style:display-name="RTF_Num 2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4" style:display-name="RTF_Num 2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5" style:display-name="RTF_Num 2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6" style:display-name="RTF_Num 2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7" style:display-name="RTF_Num 2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8" style:display-name="RTF_Num 2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9" style:display-name="RTF_Num 2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10" style:display-name="RTF_Num 2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1" style:display-name="RTF_Num 2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2" style:display-name="RTF_Num 2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3" style:display-name="RTF_Num 2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4" style:display-name="RTF_Num 2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5" style:display-name="RTF_Num 2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6" style:display-name="RTF_Num 2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7" style:display-name="RTF_Num 2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8" style:display-name="RTF_Num 2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9" style:display-name="RTF_Num 2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10" style:display-name="RTF_Num 2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1" style:display-name="RTF_Num 2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2" style:display-name="RTF_Num 2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3" style:display-name="RTF_Num 2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4" style:display-name="RTF_Num 2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5" style:display-name="RTF_Num 2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6" style:display-name="RTF_Num 2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7" style:display-name="RTF_Num 2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8" style:display-name="RTF_Num 2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9" style:display-name="RTF_Num 2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10" style:display-name="RTF_Num 2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1" style:display-name="RTF_Num 2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2" style:display-name="RTF_Num 2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3" style:display-name="RTF_Num 2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4" style:display-name="RTF_Num 2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5" style:display-name="RTF_Num 2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6" style:display-name="RTF_Num 2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7" style:display-name="RTF_Num 2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8" style:display-name="RTF_Num 2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9" style:display-name="RTF_Num 2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10" style:display-name="RTF_Num 2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1" style:display-name="RTF_Num 2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2" style:display-name="RTF_Num 2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3" style:display-name="RTF_Num 2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4" style:display-name="RTF_Num 2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5" style:display-name="RTF_Num 2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6" style:display-name="RTF_Num 2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7" style:display-name="RTF_Num 2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8" style:display-name="RTF_Num 2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9" style:display-name="RTF_Num 2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10" style:display-name="RTF_Num 2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1" style:display-name="RTF_Num 3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2" style:display-name="RTF_Num 3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3" style:display-name="RTF_Num 3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4" style:display-name="RTF_Num 3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5" style:display-name="RTF_Num 3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6" style:display-name="RTF_Num 3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7" style:display-name="RTF_Num 3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8" style:display-name="RTF_Num 3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9" style:display-name="RTF_Num 3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10" style:display-name="RTF_Num 3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1" style:display-name="RTF_Num 3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2" style:display-name="RTF_Num 3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3" style:display-name="RTF_Num 3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4" style:display-name="RTF_Num 3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5" style:display-name="RTF_Num 3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6" style:display-name="RTF_Num 3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7" style:display-name="RTF_Num 3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8" style:display-name="RTF_Num 3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9" style:display-name="RTF_Num 3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10" style:display-name="RTF_Num 3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1" style:display-name="RTF_Num 3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2" style:display-name="RTF_Num 3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3" style:display-name="RTF_Num 3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4" style:display-name="RTF_Num 3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5" style:display-name="RTF_Num 3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6" style:display-name="RTF_Num 3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7" style:display-name="RTF_Num 3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8" style:display-name="RTF_Num 3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9" style:display-name="RTF_Num 3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10" style:display-name="RTF_Num 3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1" style:display-name="RTF_Num 3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2" style:display-name="RTF_Num 3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3" style:display-name="RTF_Num 3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4" style:display-name="RTF_Num 3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5" style:display-name="RTF_Num 3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6" style:display-name="RTF_Num 3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7" style:display-name="RTF_Num 3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8" style:display-name="RTF_Num 3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9" style:display-name="RTF_Num 3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10" style:display-name="RTF_Num 3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1" style:display-name="RTF_Num 3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2" style:display-name="RTF_Num 3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3" style:display-name="RTF_Num 3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4" style:display-name="RTF_Num 3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5" style:display-name="RTF_Num 3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6" style:display-name="RTF_Num 3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7" style:display-name="RTF_Num 3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8" style:display-name="RTF_Num 3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9" style:display-name="RTF_Num 3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10" style:display-name="RTF_Num 3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1" style:display-name="RTF_Num 3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2" style:display-name="RTF_Num 3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3" style:display-name="RTF_Num 3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4" style:display-name="RTF_Num 3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5" style:display-name="RTF_Num 3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6" style:display-name="RTF_Num 3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7" style:display-name="RTF_Num 3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8" style:display-name="RTF_Num 3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9" style:display-name="RTF_Num 3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10" style:display-name="RTF_Num 3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1" style:display-name="RTF_Num 3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2" style:display-name="RTF_Num 3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3" style:display-name="RTF_Num 3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4" style:display-name="RTF_Num 3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5" style:display-name="RTF_Num 3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6" style:display-name="RTF_Num 3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7" style:display-name="RTF_Num 3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8" style:display-name="RTF_Num 3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9" style:display-name="RTF_Num 3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10" style:display-name="RTF_Num 3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1" style:display-name="RTF_Num 3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2" style:display-name="RTF_Num 3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3" style:display-name="RTF_Num 3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4" style:display-name="RTF_Num 3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5" style:display-name="RTF_Num 3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6" style:display-name="RTF_Num 3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7" style:display-name="RTF_Num 3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8" style:display-name="RTF_Num 3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9" style:display-name="RTF_Num 3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10" style:display-name="RTF_Num 3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1" style:display-name="RTF_Num 3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2" style:display-name="RTF_Num 3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3" style:display-name="RTF_Num 3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4" style:display-name="RTF_Num 3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5" style:display-name="RTF_Num 3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6" style:display-name="RTF_Num 3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7" style:display-name="RTF_Num 3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8" style:display-name="RTF_Num 3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9" style:display-name="RTF_Num 3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10" style:display-name="RTF_Num 3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1" style:display-name="RTF_Num 3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2" style:display-name="RTF_Num 3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3" style:display-name="RTF_Num 3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4" style:display-name="RTF_Num 3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5" style:display-name="RTF_Num 3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6" style:display-name="RTF_Num 3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7" style:display-name="RTF_Num 3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8" style:display-name="RTF_Num 3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9" style:display-name="RTF_Num 3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10" style:display-name="RTF_Num 3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1" style:display-name="RTF_Num 4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2" style:display-name="RTF_Num 4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3" style:display-name="RTF_Num 4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4" style:display-name="RTF_Num 4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5" style:display-name="RTF_Num 4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6" style:display-name="RTF_Num 4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7" style:display-name="RTF_Num 4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8" style:display-name="RTF_Num 4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9" style:display-name="RTF_Num 4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10" style:display-name="RTF_Num 4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1" style:display-name="RTF_Num 4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2" style:display-name="RTF_Num 4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3" style:display-name="RTF_Num 4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4" style:display-name="RTF_Num 4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5" style:display-name="RTF_Num 4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6" style:display-name="RTF_Num 4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7" style:display-name="RTF_Num 4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8" style:display-name="RTF_Num 4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9" style:display-name="RTF_Num 4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10" style:display-name="RTF_Num 4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1" style:display-name="RTF_Num 4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2" style:display-name="RTF_Num 4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3" style:display-name="RTF_Num 4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4" style:display-name="RTF_Num 4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5" style:display-name="RTF_Num 4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6" style:display-name="RTF_Num 4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7" style:display-name="RTF_Num 4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8" style:display-name="RTF_Num 4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9" style:display-name="RTF_Num 4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10" style:display-name="RTF_Num 4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1" style:display-name="RTF_Num 4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2" style:display-name="RTF_Num 4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3" style:display-name="RTF_Num 4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4" style:display-name="RTF_Num 4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5" style:display-name="RTF_Num 4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6" style:display-name="RTF_Num 4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7" style:display-name="RTF_Num 4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8" style:display-name="RTF_Num 4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9" style:display-name="RTF_Num 4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10" style:display-name="RTF_Num 4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1" style:display-name="RTF_Num 4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2" style:display-name="RTF_Num 4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3" style:display-name="RTF_Num 4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4" style:display-name="RTF_Num 4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5" style:display-name="RTF_Num 4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6" style:display-name="RTF_Num 4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7" style:display-name="RTF_Num 4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8" style:display-name="RTF_Num 4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9" style:display-name="RTF_Num 4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10" style:display-name="RTF_Num 4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1" style:display-name="RTF_Num 4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2" style:display-name="RTF_Num 4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3" style:display-name="RTF_Num 4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4" style:display-name="RTF_Num 4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5" style:display-name="RTF_Num 4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6" style:display-name="RTF_Num 4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7" style:display-name="RTF_Num 4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8" style:display-name="RTF_Num 4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9" style:display-name="RTF_Num 4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10" style:display-name="RTF_Num 4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1" style:display-name="RTF_Num 4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2" style:display-name="RTF_Num 4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3" style:display-name="RTF_Num 4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4" style:display-name="RTF_Num 4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5" style:display-name="RTF_Num 4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6" style:display-name="RTF_Num 4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7" style:display-name="RTF_Num 4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8" style:display-name="RTF_Num 4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9" style:display-name="RTF_Num 4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10" style:display-name="RTF_Num 4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1" style:display-name="RTF_Num 4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2" style:display-name="RTF_Num 4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3" style:display-name="RTF_Num 4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4" style:display-name="RTF_Num 4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5" style:display-name="RTF_Num 4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6" style:display-name="RTF_Num 4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7" style:display-name="RTF_Num 4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8" style:display-name="RTF_Num 4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9" style:display-name="RTF_Num 4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10" style:display-name="RTF_Num 4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1" style:display-name="RTF_Num 4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2" style:display-name="RTF_Num 4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3" style:display-name="RTF_Num 4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4" style:display-name="RTF_Num 4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5" style:display-name="RTF_Num 4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6" style:display-name="RTF_Num 4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7" style:display-name="RTF_Num 4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8" style:display-name="RTF_Num 4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9" style:display-name="RTF_Num 4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10" style:display-name="RTF_Num 4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1" style:display-name="RTF_Num 4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2" style:display-name="RTF_Num 4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3" style:display-name="RTF_Num 4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4" style:display-name="RTF_Num 4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5" style:display-name="RTF_Num 4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6" style:display-name="RTF_Num 4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7" style:display-name="RTF_Num 4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8" style:display-name="RTF_Num 4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9" style:display-name="RTF_Num 4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10" style:display-name="RTF_Num 4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1" style:display-name="RTF_Num 5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2" style:display-name="RTF_Num 5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3" style:display-name="RTF_Num 5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4" style:display-name="RTF_Num 5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5" style:display-name="RTF_Num 5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6" style:display-name="RTF_Num 5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7" style:display-name="RTF_Num 5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8" style:display-name="RTF_Num 5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9" style:display-name="RTF_Num 5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10" style:display-name="RTF_Num 5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1" style:display-name="RTF_Num 5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2" style:display-name="RTF_Num 5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3" style:display-name="RTF_Num 5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4" style:display-name="RTF_Num 5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5" style:display-name="RTF_Num 5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6" style:display-name="RTF_Num 5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7" style:display-name="RTF_Num 5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8" style:display-name="RTF_Num 5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9" style:display-name="RTF_Num 5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10" style:display-name="RTF_Num 5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1" style:display-name="RTF_Num 5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2" style:display-name="RTF_Num 5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3" style:display-name="RTF_Num 5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4" style:display-name="RTF_Num 5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5" style:display-name="RTF_Num 5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6" style:display-name="RTF_Num 5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7" style:display-name="RTF_Num 5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8" style:display-name="RTF_Num 5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9" style:display-name="RTF_Num 5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10" style:display-name="RTF_Num 5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1" style:display-name="RTF_Num 5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2" style:display-name="RTF_Num 5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3" style:display-name="RTF_Num 5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4" style:display-name="RTF_Num 5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5" style:display-name="RTF_Num 5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6" style:display-name="RTF_Num 5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7" style:display-name="RTF_Num 5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8" style:display-name="RTF_Num 5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9" style:display-name="RTF_Num 5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10" style:display-name="RTF_Num 5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Bullet_20_Symbols_20__28_user_29_" style:display-name="Bullet Symbols (user)" style:family="text">
      <style:text-properties style:font-name="OpenSymbol1" fo:font-family="OpenSymbol, 'Arial Unicode MS'" fo:font-size="12pt" fo:language="en" fo:country="US" style:font-name-asian="OpenSymbol1" style:font-family-asian="OpenSymbol, 'Arial Unicode MS'" style:language-asian="en" style:country-asian="US" style:font-name-complex="OpenSymbol1" style:font-family-complex="OpenSymbol, 'Arial Unicode MS'" style:font-size-complex="12pt"/>
    </style:style>
    <style:style style:name="RTF_5f_Num_20_54_20_1" style:display-name="RTF_Num 54 1" style:family="text"/>
    <style:style style:name="RTF_5f_Num_20_54_20_2" style:display-name="RTF_Num 54 2" style:family="text"/>
    <style:style style:name="RTF_5f_Num_20_54_20_3" style:display-name="RTF_Num 54 3" style:family="text"/>
    <style:style style:name="RTF_5f_Num_20_54_20_4" style:display-name="RTF_Num 54 4" style:family="text"/>
    <style:style style:name="RTF_5f_Num_20_54_20_5" style:display-name="RTF_Num 54 5" style:family="text"/>
    <style:style style:name="RTF_5f_Num_20_54_20_6" style:display-name="RTF_Num 54 6" style:family="text"/>
    <style:style style:name="RTF_5f_Num_20_54_20_7" style:display-name="RTF_Num 54 7" style:family="text"/>
    <style:style style:name="RTF_5f_Num_20_54_20_8" style:display-name="RTF_Num 54 8" style:family="text"/>
    <style:style style:name="RTF_5f_Num_20_54_20_9" style:display-name="RTF_Num 54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-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-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-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" style:display-name="RTF_Num 3">
      <text:list-level-style-bullet text:level="1" text:style-name="RTF_5f_Num_20_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" style:display-name="RTF_Num 4">
      <text:list-level-style-bullet text:level="1" text:style-name="RTF_5f_Num_20_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" style:display-name="RTF_Num 5">
      <text:list-level-style-bullet text:level="1" text:style-name="RTF_5f_Num_20_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6" style:display-name="RTF_Num 6">
      <text:list-level-style-bullet text:level="1" text:style-name="RTF_5f_Num_20_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7" style:display-name="RTF_Num 7">
      <text:list-level-style-bullet text:level="1" text:style-name="RTF_5f_Num_20_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8" style:display-name="RTF_Num 8">
      <text:list-level-style-bullet text:level="1" text:style-name="RTF_5f_Num_20_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9" style:display-name="RTF_Num 9">
      <text:list-level-style-bullet text:level="1" text:style-name="RTF_5f_Num_20_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0" style:display-name="RTF_Num 10">
      <text:list-level-style-bullet text:level="1" text:style-name="RTF_5f_Num_20_1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1" style:display-name="RTF_Num 11">
      <text:list-level-style-bullet text:level="1" text:style-name="RTF_5f_Num_20_1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2" style:display-name="RTF_Num 12">
      <text:list-level-style-bullet text:level="1" text:style-name="RTF_5f_Num_20_1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3" style:display-name="RTF_Num 13">
      <text:list-level-style-bullet text:level="1" text:style-name="RTF_5f_Num_20_1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4" style:display-name="RTF_Num 14">
      <text:list-level-style-bullet text:level="1" text:style-name="RTF_5f_Num_20_1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5" style:display-name="RTF_Num 15">
      <text:list-level-style-bullet text:level="1" text:style-name="RTF_5f_Num_20_1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6" style:display-name="RTF_Num 16">
      <text:list-level-style-bullet text:level="1" text:style-name="RTF_5f_Num_20_1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7" style:display-name="RTF_Num 17">
      <text:list-level-style-bullet text:level="1" text:style-name="RTF_5f_Num_20_1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8" style:display-name="RTF_Num 18">
      <text:list-level-style-bullet text:level="1" text:style-name="RTF_5f_Num_20_1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9" style:display-name="RTF_Num 19">
      <text:list-level-style-bullet text:level="1" text:style-name="RTF_5f_Num_20_1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0" style:display-name="RTF_Num 20">
      <text:list-level-style-bullet text:level="1" text:style-name="RTF_5f_Num_20_2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1" style:display-name="RTF_Num 21">
      <text:list-level-style-bullet text:level="1" text:style-name="RTF_5f_Num_20_2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2" style:display-name="RTF_Num 22">
      <text:list-level-style-bullet text:level="1" text:style-name="RTF_5f_Num_20_2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3" style:display-name="RTF_Num 23">
      <text:list-level-style-bullet text:level="1" text:style-name="RTF_5f_Num_20_2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4" style:display-name="RTF_Num 24">
      <text:list-level-style-bullet text:level="1" text:style-name="RTF_5f_Num_20_2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5" style:display-name="RTF_Num 25">
      <text:list-level-style-bullet text:level="1" text:style-name="RTF_5f_Num_20_2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6" style:display-name="RTF_Num 26">
      <text:list-level-style-bullet text:level="1" text:style-name="RTF_5f_Num_20_2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7" style:display-name="RTF_Num 27">
      <text:list-level-style-bullet text:level="1" text:style-name="RTF_5f_Num_20_2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8" style:display-name="RTF_Num 28">
      <text:list-level-style-bullet text:level="1" text:style-name="RTF_5f_Num_20_2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9" style:display-name="RTF_Num 29">
      <text:list-level-style-bullet text:level="1" text:style-name="RTF_5f_Num_20_2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0" style:display-name="RTF_Num 30">
      <text:list-level-style-bullet text:level="1" text:style-name="RTF_5f_Num_20_3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1" style:display-name="RTF_Num 31">
      <text:list-level-style-bullet text:level="1" text:style-name="RTF_5f_Num_20_3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2" style:display-name="RTF_Num 32">
      <text:list-level-style-bullet text:level="1" text:style-name="RTF_5f_Num_20_3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3" style:display-name="RTF_Num 33">
      <text:list-level-style-bullet text:level="1" text:style-name="RTF_5f_Num_20_3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4" style:display-name="RTF_Num 34">
      <text:list-level-style-bullet text:level="1" text:style-name="RTF_5f_Num_20_3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5" style:display-name="RTF_Num 35">
      <text:list-level-style-bullet text:level="1" text:style-name="RTF_5f_Num_20_3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6" style:display-name="RTF_Num 36">
      <text:list-level-style-bullet text:level="1" text:style-name="RTF_5f_Num_20_3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7" style:display-name="RTF_Num 37">
      <text:list-level-style-bullet text:level="1" text:style-name="RTF_5f_Num_20_3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8" style:display-name="RTF_Num 38">
      <text:list-level-style-bullet text:level="1" text:style-name="RTF_5f_Num_20_3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9" style:display-name="RTF_Num 39">
      <text:list-level-style-bullet text:level="1" text:style-name="RTF_5f_Num_20_3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0" style:display-name="RTF_Num 40">
      <text:list-level-style-bullet text:level="1" text:style-name="RTF_5f_Num_20_4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1" style:display-name="RTF_Num 41">
      <text:list-level-style-bullet text:level="1" text:style-name="RTF_5f_Num_20_4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2" style:display-name="RTF_Num 42">
      <text:list-level-style-bullet text:level="1" text:style-name="RTF_5f_Num_20_4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3" style:display-name="RTF_Num 43">
      <text:list-level-style-bullet text:level="1" text:style-name="RTF_5f_Num_20_4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4" style:display-name="RTF_Num 44">
      <text:list-level-style-bullet text:level="1" text:style-name="RTF_5f_Num_20_4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5" style:display-name="RTF_Num 45">
      <text:list-level-style-bullet text:level="1" text:style-name="RTF_5f_Num_20_4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6" style:display-name="RTF_Num 46">
      <text:list-level-style-bullet text:level="1" text:style-name="RTF_5f_Num_20_4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7" style:display-name="RTF_Num 47">
      <text:list-level-style-bullet text:level="1" text:style-name="RTF_5f_Num_20_4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8" style:display-name="RTF_Num 48">
      <text:list-level-style-bullet text:level="1" text:style-name="RTF_5f_Num_20_4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9" style:display-name="RTF_Num 49">
      <text:list-level-style-bullet text:level="1" text:style-name="RTF_5f_Num_20_4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0" style:display-name="RTF_Num 50">
      <text:list-level-style-bullet text:level="1" text:style-name="RTF_5f_Num_20_5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1" style:display-name="RTF_Num 51">
      <text:list-level-style-bullet text:level="1" text:style-name="RTF_5f_Num_20_5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2" style:display-name="RTF_Num 52">
      <text:list-level-style-bullet text:level="1" text:style-name="RTF_5f_Num_20_5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3" style:display-name="RTF_Num 53">
      <text:list-level-style-bullet text:level="1" text:style-name="RTF_5f_Num_20_5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4" style:display-name="RTF_Num 54">
      <text:list-level-style-number text:level="1" text:style-name="RTF_5f_Num_20_54_20_1" style:num-suffix="-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54_20_2" style:num-suffix="-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54_20_3" style:num-suffix="-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54_20_4" style:num-suffix="-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54_20_5" style:num-suffix="-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5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5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5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5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orizontal_20_Line">
      <style:text-properties fo:font-size="2pt" style:font-size-asian="1.75pt" style:font-size-complex="2pt"/>
    </style:style>
    <style:style style:name="MP4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MT1" style:family="text">
      <style:text-properties fo:color="#666666" fo:font-size="11pt" fo:font-weight="normal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82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tab/><text:tab/><text:span text:style-name="MT1">Open source to spin the world</text:span></text:p>
        <text:p text:style-name="MP3"/>
      </style:header>
      <style:footer>
        <text:p text:style-name="MP4"><text:tab/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x="0cm" svg:y="-0.085cm" svg:width="5.006cm" svg:height="1.372cm" draw:z-index="0"><draw:image xlink:href="Pictures/10000201000004090000011BBEAEC46EA7034A41.png" xlink:type="simple" xlink:show="embed" xlink:actuate="onLoad"/></draw:frame><text:tab/></text:p>
        <text:p text:style-name="MP1"/>
        <text:p text:style-name="MP2"><text:tab/><text:span text:style-name="MT1">Open source to spin the world</text:span></text:p>
        <text:p text:style-name="MP3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4"/>
    <style:master-page style:name="Conversion_20_0" style:display-name="Conversion 0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07T10:30:17.39</meta:creation-date>
    <meta:generator>LibreOffice/5.3.1.2$Linux_X86_64 LibreOffice_project/30m0$Build-2</meta:generator>
    <meta:editing-duration>PT20H40M11S</meta:editing-duration>
    <meta:editing-cycles>235</meta:editing-cycles>
    <dc:title>ESN_Documentation</dc:title>
    <meta:initial-creator>Emmanuel Samyn</meta:initial-creator>
    <dc:date>2018-05-08T23:26:56.885569064</dc:date>
    <meta:printed-by>sebastien beau</meta:printed-by>
    <meta:print-date>2013-05-22T20:43:50</meta:print-date>
    <meta:document-statistic meta:table-count="3" meta:image-count="1" meta:object-count="0" meta:page-count="1" meta:paragraph-count="21" meta:word-count="55" meta:character-count="302" meta:non-whitespace-character-count="259"/>
    <meta:user-defined meta:name="Info 1"/>
    <meta:user-defined meta:name="Info 2"/>
    <meta:user-defined meta:name="Info 3"/>
    <meta:user-defined meta:name="Info 4"/>
    <meta:template xlink:type="simple" xlink:actuate="onRequest" xlink:title="ESN_Documentation" xlink:href="../../../../../../../manu/media/Elements/Manu/C:/Users/ositech/AppData/Roaming/OpenOffice.org/3/user/template/ESN_Documentation1.ott" meta:date="2009-12-07T10:30:17"/>
  </office:meta>
</office:document-meta>
</file>